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46.15mm" svg:y="64.22mm">
            <draw:object draw:notify-on-update-of-ranges="Arkusz1.C2:Arkusz1.C14 Arkusz1.E2:Arkusz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0mikroA</text:p>
          </table:table-cell>
          <table:table-cell table:style-name="ce2" office:value-type="string" calcext:value-type="string">
            <text:p>U[V]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Ice * 995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wyjścio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V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99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</text:p>
          </table:table-cell>
          <table:table-cell office:value-type="float" office:value="0.5" calcext:value-type="float">
            <text:p>0,5</text:p>
          </table:table-cell>
          <table:table-cell office:value-type="float" office:value="0.045" calcext:value-type="float">
            <text:p>0,045</text:p>
          </table:table-cell>
          <table:table-cell office:value-type="float" office:value="0.371" calcext:value-type="float">
            <text:p>0,371</text:p>
          </table:table-cell>
          <table:table-cell table:formula="of:=[.D3]/995" office:value-type="float" office:value="0.00037286432160804" calcext:value-type="float">
            <text:p>0,00037286432160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.066" calcext:value-type="float">
            <text:p>0,066</text:p>
          </table:table-cell>
          <table:table-cell office:value-type="float" office:value="0.754" calcext:value-type="float">
            <text:p>0,754</text:p>
          </table:table-cell>
          <table:table-cell table:formula="of:=[.D4]/995" office:value-type="float" office:value="0.000757788944723618" calcext:value-type="float">
            <text:p>0,0007577889447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081" calcext:value-type="float">
            <text:p>0,081</text:p>
          </table:table-cell>
          <table:table-cell office:value-type="float" office:value="1.103" calcext:value-type="float">
            <text:p>1,103</text:p>
          </table:table-cell>
          <table:table-cell table:formula="of:=[.D5]/995" office:value-type="float" office:value="0.00110854271356784" calcext:value-type="float">
            <text:p>0,00110854271356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0.096" calcext:value-type="float">
            <text:p>0,096</text:p>
          </table:table-cell>
          <table:table-cell office:value-type="float" office:value="1.467" calcext:value-type="float">
            <text:p>1,467</text:p>
          </table:table-cell>
          <table:table-cell table:formula="of:=[.D6]/995" office:value-type="float" office:value="0.00147437185929648" calcext:value-type="float">
            <text:p>0,0014743718592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5" calcext:value-type="float">
            <text:p>0,135</text:p>
          </table:table-cell>
          <table:table-cell office:value-type="float" office:value="2.186" calcext:value-type="float">
            <text:p>2,186</text:p>
          </table:table-cell>
          <table:table-cell table:formula="of:=[.D7]/995" office:value-type="float" office:value="0.00219698492462312" calcext:value-type="float">
            <text:p>0,00219698492462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office:value-type="float" office:value="2.6" calcext:value-type="float">
            <text:p>2,6</text:p>
          </table:table-cell>
          <table:table-cell table:formula="of:=[.D8]/995" office:value-type="float" office:value="0.00261306532663317" calcext:value-type="float">
            <text:p>0,0026130653266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9" calcext:value-type="float">
            <text:p>1,59</text:p>
          </table:table-cell>
          <table:table-cell office:value-type="float" office:value="2.632" calcext:value-type="float">
            <text:p>2,632</text:p>
          </table:table-cell>
          <table:table-cell table:formula="of:=[.D9]/995" office:value-type="float" office:value="0.00264522613065327" calcext:value-type="float">
            <text:p>0,00264522613065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.525" calcext:value-type="float">
            <text:p>2,525</text:p>
          </table:table-cell>
          <table:table-cell office:value-type="float" office:value="2.666" calcext:value-type="float">
            <text:p>2,666</text:p>
          </table:table-cell>
          <table:table-cell table:formula="of:=[.D10]/995" office:value-type="float" office:value="0.00267939698492462" calcext:value-type="float">
            <text:p>0,0026793969849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34" calcext:value-type="float">
            <text:p>3,534</text:p>
          </table:table-cell>
          <table:table-cell office:value-type="float" office:value="2.69" calcext:value-type="float">
            <text:p>2,69</text:p>
          </table:table-cell>
          <table:table-cell table:formula="of:=[.D11]/995" office:value-type="float" office:value="0.0027035175879397" calcext:value-type="float">
            <text:p>0,0027035175879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4.448" calcext:value-type="float">
            <text:p>4,448</text:p>
          </table:table-cell>
          <table:table-cell office:value-type="float" office:value="2.736" calcext:value-type="float">
            <text:p>2,736</text:p>
          </table:table-cell>
          <table:table-cell table:formula="of:=[.D12]/995" office:value-type="float" office:value="0.00274974874371859" calcext:value-type="float">
            <text:p>0,0027497487437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401" calcext:value-type="float">
            <text:p>5,401</text:p>
          </table:table-cell>
          <table:table-cell office:value-type="float" office:value="2.763" calcext:value-type="float">
            <text:p>2,763</text:p>
          </table:table-cell>
          <table:table-cell table:formula="of:=[.D13]/995" office:value-type="float" office:value="0.00277688442211055" calcext:value-type="float">
            <text:p>0,00277688442211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6.36" calcext:value-type="float">
            <text:p>6,36</text:p>
          </table:table-cell>
          <table:table-cell office:value-type="float" office:value="2.785" calcext:value-type="float">
            <text:p>2,785</text:p>
          </table:table-cell>
          <table:table-cell table:formula="of:=[.D14]/995" office:value-type="float" office:value="0.00279899497487437" calcext:value-type="float">
            <text:p>0,0027989949748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shapes>
          <draw:frame draw:z-index="0" draw:style-name="gr1" draw:text-style-name="P1" svg:width="159.99mm" svg:height="89.99mm" svg:x="21.92mm" svg:y="113.89mm">
            <draw:object draw:notify-on-update-of-ranges="Arkusz3.C2:Arkusz3.C19 Arkusz3.E2:Arkusz3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V 20mA</text:p>
          </table:table-cell>
          <table:table-cell table:style-name="ce2" office:value-type="string" calcext:value-type="string">
            <text:p>U[V]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Ice * 995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wyjścio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y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/80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,021</text:p>
          </table:table-cell>
          <table:table-cell office:value-type="float" office:value="0.54" calcext:value-type="float">
            <text:p>0,54</text:p>
          </table:table-cell>
          <table:table-cell table:formula="of:=[.D3]/806" office:value-type="float" office:value="0.000669975186104218" calcext:value-type="float">
            <text:p>0,00066997518610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0.032" calcext:value-type="float">
            <text:p>0,032</text:p>
          </table:table-cell>
          <table:table-cell office:value-type="float" office:value="0.993" calcext:value-type="float">
            <text:p>0,993</text:p>
          </table:table-cell>
          <table:table-cell table:formula="of:=[.D4]/806" office:value-type="float" office:value="0.00123200992555831" calcext:value-type="float">
            <text:p>0,0012320099255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2" calcext:value-type="float">
            <text:p>0,042</text:p>
          </table:table-cell>
          <table:table-cell office:value-type="float" office:value="1.523" calcext:value-type="float">
            <text:p>1,523</text:p>
          </table:table-cell>
          <table:table-cell table:formula="of:=[.D5]/806" office:value-type="float" office:value="0.00188957816377171" calcext:value-type="float">
            <text:p>0,00188957816377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0.052" calcext:value-type="float">
            <text:p>0,052</text:p>
          </table:table-cell>
          <table:table-cell office:value-type="float" office:value="2.009" calcext:value-type="float">
            <text:p>2,009</text:p>
          </table:table-cell>
          <table:table-cell table:formula="of:=[.D6]/806" office:value-type="float" office:value="0.00249255583126551" calcext:value-type="float">
            <text:p>0,0024925558312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,06</text:p>
          </table:table-cell>
          <table:table-cell office:value-type="float" office:value="2.491" calcext:value-type="float">
            <text:p>2,491</text:p>
          </table:table-cell>
          <table:table-cell table:formula="of:=[.D7]/806" office:value-type="float" office:value="0.00309057071960298" calcext:value-type="float">
            <text:p>0,00309057071960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0.068" calcext:value-type="float">
            <text:p>0,068</text:p>
          </table:table-cell>
          <table:table-cell office:value-type="float" office:value="3.003" calcext:value-type="float">
            <text:p>3,003</text:p>
          </table:table-cell>
          <table:table-cell table:formula="of:=[.D8]/806" office:value-type="float" office:value="0.0037258064516129" calcext:value-type="float">
            <text:p>0,003725806451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76" calcext:value-type="float">
            <text:p>0,076</text:p>
          </table:table-cell>
          <table:table-cell office:value-type="float" office:value="3.505" calcext:value-type="float">
            <text:p>3,505</text:p>
          </table:table-cell>
          <table:table-cell table:formula="of:=[.D9]/806" office:value-type="float" office:value="0.00434863523573201" calcext:value-type="float">
            <text:p>0,00434863523573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0.084" calcext:value-type="float">
            <text:p>0,084</text:p>
          </table:table-cell>
          <table:table-cell office:value-type="float" office:value="3.978" calcext:value-type="float">
            <text:p>3,978</text:p>
          </table:table-cell>
          <table:table-cell table:formula="of:=[.D10]/806" office:value-type="float" office:value="0.00493548387096774" calcext:value-type="float">
            <text:p>0,004935483870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93" calcext:value-type="float">
            <text:p>0,093</text:p>
          </table:table-cell>
          <table:table-cell office:value-type="float" office:value="4.489" calcext:value-type="float">
            <text:p>4,489</text:p>
          </table:table-cell>
          <table:table-cell table:formula="of:=[.D11]/806" office:value-type="float" office:value="0.00556947890818859" calcext:value-type="float">
            <text:p>0,00556947890818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0.102" calcext:value-type="float">
            <text:p>0,102</text:p>
          </table:table-cell>
          <table:table-cell office:value-type="float" office:value="4.967" calcext:value-type="float">
            <text:p>4,967</text:p>
          </table:table-cell>
          <table:table-cell table:formula="of:=[.D12]/806" office:value-type="float" office:value="0.00616253101736973" calcext:value-type="float">
            <text:p>0,006162531017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,115</text:p>
          </table:table-cell>
          <table:table-cell office:value-type="float" office:value="5.478" calcext:value-type="float">
            <text:p>5,478</text:p>
          </table:table-cell>
          <table:table-cell table:formula="of:=[.D13]/806" office:value-type="float" office:value="0.00679652605459057" calcext:value-type="float">
            <text:p>0,00679652605459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 office:value-type="float" office:value="5.94" calcext:value-type="float">
            <text:p>5,94</text:p>
          </table:table-cell>
          <table:table-cell table:formula="of:=[.D14]/806" office:value-type="float" office:value="0.0073697270471464" calcext:value-type="float">
            <text:p>0,0073697270471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,159</text:p>
          </table:table-cell>
          <table:table-cell office:value-type="float" office:value="6.41" calcext:value-type="float">
            <text:p>6,41</text:p>
          </table:table-cell>
          <table:table-cell table:formula="of:=[.D15]/806" office:value-type="float" office:value="0.00795285359801489" calcext:value-type="float">
            <text:p>0,0079528535980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.7" calcext:value-type="float">
            <text:p>13,7</text:p>
          </table:table-cell>
          <table:table-cell office:value-type="float" office:value="0.3" calcext:value-type="float">
            <text:p>0,3</text:p>
          </table:table-cell>
          <table:table-cell office:value-type="float" office:value="6.72" calcext:value-type="float">
            <text:p>6,72</text:p>
          </table:table-cell>
          <table:table-cell table:formula="of:=[.D16]/806" office:value-type="float" office:value="0.00833746898263027" calcext:value-type="float">
            <text:p>0,0083374689826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0.497" calcext:value-type="float">
            <text:p>0,497</text:p>
          </table:table-cell>
          <table:table-cell office:value-type="float" office:value="6.77" calcext:value-type="float">
            <text:p>6,77</text:p>
          </table:table-cell>
          <table:table-cell table:formula="of:=[.D17]/806" office:value-type="float" office:value="0.00839950372208437" calcext:value-type="float">
            <text:p>0,00839950372208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4.4" calcext:value-type="float">
            <text:p>14,4</text:p>
          </table:table-cell>
          <table:table-cell office:value-type="float" office:value="0.8" calcext:value-type="float">
            <text:p>0,8</text:p>
          </table:table-cell>
          <table:table-cell office:value-type="float" office:value="6.79" calcext:value-type="float">
            <text:p>6,79</text:p>
          </table:table-cell>
          <table:table-cell table:formula="of:=[.D18]/806" office:value-type="float" office:value="0.00842431761786601" calcext:value-type="float">
            <text:p>0,0084243176178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,25</text:p>
          </table:table-cell>
          <table:table-cell office:value-type="float" office:value="6.86" calcext:value-type="float">
            <text:p>6,86</text:p>
          </table:table-cell>
          <table:table-cell table:formula="of:=[.D19]/806" office:value-type="float" office:value="0.00851116625310174" calcext:value-type="float">
            <text:p>0,008511166253102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4" table:style-name="ta1">
        <table:shapes>
          <draw:frame draw:z-index="0" draw:style-name="gr1" draw:text-style-name="P1" svg:width="159.99mm" svg:height="89.99mm" svg:x="23.3mm" svg:y="63.69mm">
            <draw:object draw:notify-on-update-of-ranges="Arkusz4.D2:Arkusz4.D12 Arkusz4.F2:Arkusz4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0V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Ice * 8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rzejścio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220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/806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,057V</text:p>
          </table:table-cell>
          <table:table-cell office:value-type="float" office:value="1" calcext:value-type="float">
            <text:p>1</text:p>
          </table:table-cell>
          <table:table-cell office:value-type="float" office:value="0.457" calcext:value-type="float">
            <text:p>0,457</text:p>
          </table:table-cell>
          <table:table-cell table:formula="of:=[.C3]/220000" office:value-type="float" office:value="0.00000207727272727273" calcext:value-type="float">
            <text:p>2,07727272727273E-06</text:p>
          </table:table-cell>
          <table:table-cell office:value-type="float" office:value="0.744" calcext:value-type="float">
            <text:p>0,744</text:p>
          </table:table-cell>
          <table:table-cell table:formula="of:=[.E3]/806" office:value-type="float" office:value="0.000923076923076923" calcext:value-type="float">
            <text:p>0,0009230769230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402" calcext:value-type="float">
            <text:p>1,402</text:p>
          </table:table-cell>
          <table:table-cell table:formula="of:=[.C4]/220000" office:value-type="float" office:value="0.00000637272727272727" calcext:value-type="float">
            <text:p>6,37272727272727E-06</text:p>
          </table:table-cell>
          <table:table-cell office:value-type="float" office:value="2.276" calcext:value-type="float">
            <text:p>2,276</text:p>
          </table:table-cell>
          <table:table-cell table:formula="of:=[.E4]/806" office:value-type="float" office:value="0.00282382133995037" calcext:value-type="float">
            <text:p>0,002823821339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469" calcext:value-type="float">
            <text:p>2,469</text:p>
          </table:table-cell>
          <table:table-cell table:formula="of:=[.C5]/220000" office:value-type="float" office:value="0.0000112227272727273" calcext:value-type="float">
            <text:p>1,12227272727273E-05</text:p>
          </table:table-cell>
          <table:table-cell office:value-type="float" office:value="3.93" calcext:value-type="float">
            <text:p>3,93</text:p>
          </table:table-cell>
          <table:table-cell table:formula="of:=[.E5]/806" office:value-type="float" office:value="0.00487593052109181" calcext:value-type="float">
            <text:p>0,0048759305210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397" calcext:value-type="float">
            <text:p>3,397</text:p>
          </table:table-cell>
          <table:table-cell table:formula="of:=[.C6]/220000" office:value-type="float" office:value="0.0000154409090909091" calcext:value-type="float">
            <text:p>1,54409090909091E-05</text:p>
          </table:table-cell>
          <table:table-cell office:value-type="float" office:value="4.952" calcext:value-type="float">
            <text:p>4,952</text:p>
          </table:table-cell>
          <table:table-cell table:formula="of:=[.E6]/806" office:value-type="float" office:value="0.0061439205955335" calcext:value-type="float">
            <text:p>0,0061439205955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426" calcext:value-type="float">
            <text:p>4,426</text:p>
          </table:table-cell>
          <table:table-cell table:formula="of:=[.C7]/220000" office:value-type="float" office:value="0.0000201181818181818" calcext:value-type="float">
            <text:p>2,01181818181818E-05</text:p>
          </table:table-cell>
          <table:table-cell office:value-type="float" office:value="4.975" calcext:value-type="float">
            <text:p>4,975</text:p>
          </table:table-cell>
          <table:table-cell table:formula="of:=[.E7]/806" office:value-type="float" office:value="0.00617245657568238" calcext:value-type="float">
            <text:p>0,0061724565756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447" calcext:value-type="float">
            <text:p>5,447</text:p>
          </table:table-cell>
          <table:table-cell table:formula="of:=[.C8]/220000" office:value-type="float" office:value="0.0000247590909090909" calcext:value-type="float">
            <text:p>2,47590909090909E-05</text:p>
          </table:table-cell>
          <table:table-cell office:value-type="float" office:value="4.984" calcext:value-type="float">
            <text:p>4,984</text:p>
          </table:table-cell>
          <table:table-cell table:formula="of:=[.E8]/806" office:value-type="float" office:value="0.00618362282878412" calcext:value-type="float">
            <text:p>0,0061836228287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table:formula="of:=[.C9]/220000" office:value-type="float" office:value="0.0000290909090909091" calcext:value-type="float">
            <text:p>2,90909090909091E-05</text:p>
          </table:table-cell>
          <table:table-cell office:value-type="float" office:value="4.988" calcext:value-type="float">
            <text:p>4,988</text:p>
          </table:table-cell>
          <table:table-cell table:formula="of:=[.E9]/806" office:value-type="float" office:value="0.00618858560794045" calcext:value-type="float">
            <text:p>0,006188585607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35" calcext:value-type="float">
            <text:p>7,35</text:p>
          </table:table-cell>
          <table:table-cell table:formula="of:=[.C10]/220000" office:value-type="float" office:value="0.0000334090909090909" calcext:value-type="float">
            <text:p>3,34090909090909E-05</text:p>
          </table:table-cell>
          <table:table-cell office:value-type="float" office:value="4.992" calcext:value-type="float">
            <text:p>4,992</text:p>
          </table:table-cell>
          <table:table-cell table:formula="of:=[.E10]/806" office:value-type="float" office:value="0.00619354838709677" calcext:value-type="float">
            <text:p>0,0061935483870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37" calcext:value-type="float">
            <text:p>8,37</text:p>
          </table:table-cell>
          <table:table-cell table:formula="of:=[.C11]/220000" office:value-type="float" office:value="0.0000380454545454545" calcext:value-type="float">
            <text:p>3,80454545454545E-05</text:p>
          </table:table-cell>
          <table:table-cell office:value-type="float" office:value="4.974" calcext:value-type="float">
            <text:p>4,974</text:p>
          </table:table-cell>
          <table:table-cell table:formula="of:=[.E11]/806" office:value-type="float" office:value="0.0061712158808933" calcext:value-type="float">
            <text:p>0,00617121588089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36" calcext:value-type="float">
            <text:p>9,36</text:p>
          </table:table-cell>
          <table:table-cell table:formula="of:=[.C12]/220000" office:value-type="float" office:value="0.0000425454545454545" calcext:value-type="float">
            <text:p>4,25454545454545E-05</text:p>
          </table:table-cell>
          <table:table-cell office:value-type="float" office:value="4.975" calcext:value-type="float">
            <text:p>4,975</text:p>
          </table:table-cell>
          <table:table-cell table:formula="of:=[.E12]/806" office:value-type="float" office:value="0.00617245657568238" calcext:value-type="float">
            <text:p>0,006172456575682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5" table:style-name="ta1">
        <table:shapes>
          <draw:frame draw:z-index="0" draw:style-name="gr1" draw:text-style-name="P1" svg:width="159.97mm" svg:height="90.04mm" svg:x="117.02mm" svg:y="52.06mm">
            <draw:object draw:notify-on-update-of-ranges="Arkusz5.D7:Arkusz5.D10 Arkusz5.E7:Arkusz5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ce = 10V</text:p>
          </table:table-cell>
          <table:table-cell office:value-type="string" calcext:value-type="string">
            <text:p>Uzasilacz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Ube</text:p>
          </table:table-cell>
          <table:table-cell/>
          <table:table-cell office:value-type="string" calcext:value-type="string">
            <text:p>wejściowe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2]/220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C3]/220000" office:value-type="float" office:value="0" calcext:value-type="float">
            <text:p>0</text:p>
          </table:table-cell>
          <table:table-cell office:value-type="float" office:value="0.117" calcext:value-type="float">
            <text:p>0,1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[.C4]/220000"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[.C5]/22000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0.004" calcext:value-type="float">
            <text:p>0,004</text:p>
          </table:table-cell>
          <table:table-cell table:formula="of:=[.C6]/220000" office:value-type="float" office:value="0.0000000181818181818182" calcext:value-type="float">
            <text:p>1,81818181818182E-08</text:p>
          </table:table-cell>
          <table:table-cell office:value-type="float" office:value="0.481" calcext:value-type="float">
            <text:p>0,481</text:p>
          </table:table-cell>
          <table:table-cell/>
          <table:table-cell table:formula="of:=[.D6]*1000000" office:value-type="float" office:value="0.0181818181818182" calcext:value-type="float">
            <text:p>0,0181818181818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015" calcext:value-type="float">
            <text:p>0,015</text:p>
          </table:table-cell>
          <table:table-cell table:formula="of:=[.C7]/220000" office:value-type="float" office:value="0.0000000681818181818182" calcext:value-type="float">
            <text:p>6,81818181818182E-08</text:p>
          </table:table-cell>
          <table:table-cell office:value-type="float" office:value="0.514" calcext:value-type="float">
            <text:p>0,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082" calcext:value-type="float">
            <text:p>0,082</text:p>
          </table:table-cell>
          <table:table-cell table:formula="of:=[.C8]/220000" office:value-type="float" office:value="0.000000372727272727273" calcext:value-type="float">
            <text:p>3,72727272727273E-07</text:p>
          </table:table-cell>
          <table:table-cell office:value-type="float" office:value="0.558" calcext:value-type="float">
            <text:p>0,5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173" calcext:value-type="float">
            <text:p>0,173</text:p>
          </table:table-cell>
          <table:table-cell table:formula="of:=[.C9]/220000" office:value-type="float" office:value="0.000000786363636363637" calcext:value-type="float">
            <text:p>7,86363636363637E-07</text:p>
          </table:table-cell>
          <table:table-cell office:value-type="float" office:value="0.578" calcext:value-type="float">
            <text:p>0,5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0.282" calcext:value-type="float">
            <text:p>0,282</text:p>
          </table:table-cell>
          <table:table-cell table:formula="of:=[.C10]/220000" office:value-type="float" office:value="0.00000128181818181818" calcext:value-type="float">
            <text:p>1,28181818181818E-06</text:p>
          </table:table-cell>
          <table:table-cell office:value-type="float" office:value="0.591" calcext:value-type="float">
            <text:p>0,5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0.411" calcext:value-type="float">
            <text:p>0,411</text:p>
          </table:table-cell>
          <table:table-cell table:formula="of:=[.C11]/220000" office:value-type="float" office:value="0.00000186818181818182" calcext:value-type="float">
            <text:p>1,86818181818182E-06</text:p>
          </table:table-cell>
          <table:table-cell office:value-type="float" office:value="0.599" calcext:value-type="float">
            <text:p>0,5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,478</text:p>
          </table:table-cell>
          <table:table-cell table:formula="of:=[.C12]/220000" office:value-type="float" office:value="0.00000217272727272727" calcext:value-type="float">
            <text:p>2,17272727272727E-06</text:p>
          </table:table-cell>
          <table:table-cell office:value-type="float" office:value="0.604" calcext:value-type="float">
            <text:p>0,604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V 0A</text:p>
          </table:table-cell>
          <table:table-cell table:style-name="ce2" office:value-type="string" calcext:value-type="string">
            <text:p>U[V]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Ice * 995</text:p>
          </table:table-cell>
          <table:table-cell office:value-type="string" calcext:value-type="string">
            <text:p>Ic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,53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1:21:10.47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05:50.412000000</meta:creation-date>
    <dc:date>2019-05-16T12:43:41.758000000</dc:date>
    <meta:editing-duration>PT27M32S</meta:editing-duration>
    <meta:editing-cycles>2</meta:editing-cycles>
    <meta:generator>LibreOffice/6.1.4.2$Windows_x86 LibreOffice_project/9d0f32d1f0b509096fd65e0d4bec26ddd1938fd3</meta:generator>
    <meta:document-statistic meta:table-count="5" meta:cell-count="2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1.C2:Arkusz1.C14 Arkusz1.E2:Arkusz1.E14" svg:x="0.32cm" svg:y="0.18cm" svg:width="12.912cm" svg:height="8.64cm">
          <chartooo:coordinate-region svg:x="1.603cm" svg:y="0.379cm" svg:width="11.5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:Arkusz1.E14" chart:class="chart:scatter">
            <chart:domain table:cell-range-address="Arkusz1.C2:Arkusz1.C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C2:Arkusz1.C14</svg:desc>
                </draw:g>
              </table:table-cell>
              <table:table-cell office:value-type="float" office:value="0">
                <text:p>0</text:p>
                <draw:g>
                  <svg:desc>Arkusz1.E2:Arkusz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">
                <text:p>0.045</text:p>
              </table:table-cell>
              <table:table-cell office:value-type="float" office:value="0.00037286432160804">
                <text:p>0.00037286432160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">
                <text:p>0.066</text:p>
              </table:table-cell>
              <table:table-cell office:value-type="float" office:value="0.000757788944723618">
                <text:p>0.000757788944723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">
                <text:p>0.081</text:p>
              </table:table-cell>
              <table:table-cell office:value-type="float" office:value="0.00110854271356784">
                <text:p>0.00110854271356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6">
                <text:p>0.096</text:p>
              </table:table-cell>
              <table:table-cell office:value-type="float" office:value="0.00147437185929648">
                <text:p>0.00147437185929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">
                <text:p>0.135</text:p>
              </table:table-cell>
              <table:table-cell office:value-type="float" office:value="0.00219698492462312">
                <text:p>0.00219698492462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3">
                <text:p>0.63</text:p>
              </table:table-cell>
              <table:table-cell office:value-type="float" office:value="0.00261306532663317">
                <text:p>0.00261306532663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">
                <text:p>1.59</text:p>
              </table:table-cell>
              <table:table-cell office:value-type="float" office:value="0.00264522613065327">
                <text:p>0.00264522613065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25">
                <text:p>2.525</text:p>
              </table:table-cell>
              <table:table-cell office:value-type="float" office:value="0.00267939698492462">
                <text:p>0.00267939698492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34">
                <text:p>3.534</text:p>
              </table:table-cell>
              <table:table-cell office:value-type="float" office:value="0.0027035175879397">
                <text:p>0.0027035175879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48">
                <text:p>4.448</text:p>
              </table:table-cell>
              <table:table-cell office:value-type="float" office:value="0.00274974874371859">
                <text:p>0.0027497487437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01">
                <text:p>5.401</text:p>
              </table:table-cell>
              <table:table-cell office:value-type="float" office:value="0.00277688442211055">
                <text:p>0.00277688442211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6">
                <text:p>6.36</text:p>
              </table:table-cell>
              <table:table-cell office:value-type="float" office:value="0.00279899497487437">
                <text:p>0.00279899497487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Arkusz3.C2:Arkusz3.C19 Arkusz3.E2:Arkusz3.E19" svg:x="0.32cm" svg:y="0.18cm" svg:width="12.912cm" svg:height="8.64cm">
          <chartooo:coordinate-region svg:x="1.418cm" svg:y="0.379cm" svg:width="11.5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E2:Arkusz3.E19" chart:class="chart:scatter">
            <chart:domain table:cell-range-address="Arkusz3.C2:Arkusz3.C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3.C2:Arkusz3.C19</svg:desc>
                </draw:g>
              </table:table-cell>
              <table:table-cell office:value-type="float" office:value="0">
                <text:p>0</text:p>
                <draw:g>
                  <svg:desc>Arkusz3.E2:Arkusz3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">
                <text:p>0.021</text:p>
              </table:table-cell>
              <table:table-cell office:value-type="float" office:value="0.000669975186104218">
                <text:p>0.000669975186104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0.00123200992555831">
                <text:p>0.00123200992555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">
                <text:p>0.042</text:p>
              </table:table-cell>
              <table:table-cell office:value-type="float" office:value="0.00188957816377171">
                <text:p>0.00188957816377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">
                <text:p>0.052</text:p>
              </table:table-cell>
              <table:table-cell office:value-type="float" office:value="0.00249255583126551">
                <text:p>0.00249255583126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309057071960298">
                <text:p>0.00309057071960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">
                <text:p>0.068</text:p>
              </table:table-cell>
              <table:table-cell office:value-type="float" office:value="0.0037258064516129">
                <text:p>0.0037258064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">
                <text:p>0.076</text:p>
              </table:table-cell>
              <table:table-cell office:value-type="float" office:value="0.00434863523573201">
                <text:p>0.00434863523573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4">
                <text:p>0.084</text:p>
              </table:table-cell>
              <table:table-cell office:value-type="float" office:value="0.00493548387096774">
                <text:p>0.00493548387096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3">
                <text:p>0.093</text:p>
              </table:table-cell>
              <table:table-cell office:value-type="float" office:value="0.00556947890818859">
                <text:p>0.00556947890818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2">
                <text:p>0.102</text:p>
              </table:table-cell>
              <table:table-cell office:value-type="float" office:value="0.00616253101736973">
                <text:p>0.0061625310173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">
                <text:p>0.115</text:p>
              </table:table-cell>
              <table:table-cell office:value-type="float" office:value="0.00679652605459057">
                <text:p>0.00679652605459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73697270471464">
                <text:p>0.0073697270471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9">
                <text:p>0.159</text:p>
              </table:table-cell>
              <table:table-cell office:value-type="float" office:value="0.00795285359801489">
                <text:p>0.007952853598014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00833746898263027">
                <text:p>0.00833746898263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">
                <text:p>0.497</text:p>
              </table:table-cell>
              <table:table-cell office:value-type="float" office:value="0.00839950372208437">
                <text:p>0.00839950372208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842431761786601">
                <text:p>0.00842431761786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0.00851116625310174">
                <text:p>0.00851116625310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8cm" svg:y="4.201cm" style:legend-expansion="high" chart:style-name="ch2"/>
        <chart:plot-area chart:style-name="ch3" table:cell-range-address="Arkusz4.D2:Arkusz4.D12 Arkusz4.F2:Arkusz4.F12" svg:x="0.32cm" svg:y="0.18cm" svg:width="12.938cm" svg:height="8.64cm">
          <chartooo:coordinate-region svg:x="1.418cm" svg:y="0.379cm" svg:width="11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4.F2:Arkusz4.F12" chart:class="chart:scatter">
            <chart:domain table:cell-range-address="Arkusz4.D2:Arkusz4.D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4.D2:Arkusz4.D12</svg:desc>
                </draw:g>
              </table:table-cell>
              <table:table-cell office:value-type="float" office:value="0">
                <text:p>0</text:p>
                <draw:g>
                  <svg:desc>Arkusz4.F2:Arkusz4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07727272727273">
                <text:p>0.00000207727272727273</text:p>
              </table:table-cell>
              <table:table-cell office:value-type="float" office:value="0.000923076923076923">
                <text:p>0.000923076923076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37272727272727">
                <text:p>0.00000637272727272727</text:p>
              </table:table-cell>
              <table:table-cell office:value-type="float" office:value="0.00282382133995037">
                <text:p>0.00282382133995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12227272727273">
                <text:p>0.0000112227272727273</text:p>
              </table:table-cell>
              <table:table-cell office:value-type="float" office:value="0.00487593052109181">
                <text:p>0.00487593052109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54409090909091">
                <text:p>0.0000154409090909091</text:p>
              </table:table-cell>
              <table:table-cell office:value-type="float" office:value="0.0061439205955335">
                <text:p>0.0061439205955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01181818181818">
                <text:p>0.0000201181818181818</text:p>
              </table:table-cell>
              <table:table-cell office:value-type="float" office:value="0.00617245657568238">
                <text:p>0.00617245657568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47590909090909">
                <text:p>0.0000247590909090909</text:p>
              </table:table-cell>
              <table:table-cell office:value-type="float" office:value="0.00618362282878412">
                <text:p>0.00618362282878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0909090909091">
                <text:p>0.0000290909090909091</text:p>
              </table:table-cell>
              <table:table-cell office:value-type="float" office:value="0.00618858560794045">
                <text:p>0.00618858560794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4090909090909">
                <text:p>0.0000334090909090909</text:p>
              </table:table-cell>
              <table:table-cell office:value-type="float" office:value="0.00619354838709677">
                <text:p>0.00619354838709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80454545454545">
                <text:p>0.0000380454545454545</text:p>
              </table:table-cell>
              <table:table-cell office:value-type="float" office:value="0.0061712158808933">
                <text:p>0.0061712158808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25454545454545">
                <text:p>0.0000425454545454545</text:p>
              </table:table-cell>
              <table:table-cell office:value-type="float" office:value="0.00617245657568238">
                <text:p>0.00617245657568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55cm" svg:y="4.203cm" style:legend-expansion="high" chart:style-name="ch2"/>
        <chart:plot-area chart:style-name="ch3" table:cell-range-address="Arkusz5.D7:Arkusz5.E10" svg:x="0.319cm" svg:y="0.18cm" svg:width="12.912cm" svg:height="8.645cm">
          <chartooo:coordinate-region svg:x="1.231cm" svg:y="0.38cm" svg:width="11.4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5.E7:Arkusz5.E10" chart:class="chart:scatter">
            <chart:domain table:cell-range-address="Arkusz5.D7:Arkusz5.D10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681818181818182">
                <text:p>0.0000000681818181818182</text:p>
                <draw:g>
                  <svg:desc>Arkusz5.D7:Arkusz5.D10</svg:desc>
                </draw:g>
              </table:table-cell>
              <table:table-cell office:value-type="float" office:value="0.514">
                <text:p>0.514</text:p>
                <draw:g>
                  <svg:desc>Arkusz5.E7:Arkusz5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372727272727273">
                <text:p>0.000000372727272727273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786363636363637">
                <text:p>0.000000786363636363637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8181818181818">
                <text:p>0.00000128181818181818</text:p>
              </table:table-cell>
              <table:table-cell office:value-type="float" office:value="0.591">
                <text:p>0.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